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e20" officeooo:paragraph-rsid="0010ee2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ee20" officeooo:paragraph-rsid="0010ee2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ee20" officeooo:paragraph-rsid="0010ee2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7899" officeooo:paragraph-rsid="0012789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vspecifikation</text:p>
      <text:p text:style-name="P2"/>
      <text:p text:style-name="P4">Det ska vara en fin bakgrund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06:21.334334000</meta:creation-date>
    <dc:date>2015-11-13T10:35:06.205081000</dc:date>
    <meta:editing-duration>P0D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2" meta:word-count="7" meta:character-count="46" meta:non-whitespace-character-count="41"/>
  </office:meta>
</office:document-meta>
</file>